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091bed" officeooo:paragraph-rsid="00091bed"/>
    </style:style>
    <style:style style:name="P2" style:family="paragraph" style:parent-style-name="Standard" style:list-style-name="L1">
      <style:paragraph-properties fo:line-height="150%"/>
      <style:text-properties officeooo:rsid="000a7492" officeooo:paragraph-rsid="000a7492"/>
    </style:style>
    <style:style style:name="P3" style:family="paragraph" style:parent-style-name="Standard" style:list-style-name="L1">
      <style:paragraph-properties fo:line-height="150%"/>
      <style:text-properties style:text-underline-style="none" fo:font-weight="normal" officeooo:rsid="000be06e" officeooo:paragraph-rsid="000be06e" style:font-weight-asian="normal" style:font-weight-complex="normal"/>
    </style:style>
    <style:style style:name="P4" style:family="paragraph" style:parent-style-name="Standard" style:list-style-name="L4">
      <loext:graphic-properties draw:fill="none"/>
      <style:paragraph-properties fo:line-height="150%" fo:background-color="transparent">
        <style:tab-stops>
          <style:tab-stop style:position="0.1854in"/>
        </style:tab-stops>
      </style:paragraph-properties>
      <style:text-properties style:text-underline-style="none" fo:font-weight="normal" officeooo:rsid="00139c2f" officeooo:paragraph-rsid="00139c2f" style:font-weight-asian="normal" style:font-weight-complex="normal"/>
    </style:style>
    <style:style style:name="P5" style:family="paragraph" style:parent-style-name="Standard" style:list-style-name="L4">
      <loext:graphic-properties draw:fill="none"/>
      <style:paragraph-properties fo:line-height="150%" fo:background-color="transparent">
        <style:tab-stops>
          <style:tab-stop style:position="0.1854in"/>
        </style:tab-stops>
      </style:paragraph-properties>
      <style:text-properties style:text-underline-style="none" fo:font-weight="normal" officeooo:rsid="0015699d" officeooo:paragraph-rsid="0015699d" style:font-weight-asian="normal" style:font-weight-complex="normal"/>
    </style:style>
    <style:style style:name="P6" style:family="paragraph" style:parent-style-name="Standard">
      <loext:graphic-properties draw:fill="none"/>
      <style:paragraph-properties fo:line-height="150%" fo:background-color="transparent">
        <style:tab-stops>
          <style:tab-stop style:position="0.1854in"/>
        </style:tab-stops>
      </style:paragraph-properties>
      <style:text-properties style:text-underline-style="none" fo:font-weight="normal" officeooo:rsid="0015699d" officeooo:paragraph-rsid="0015699d" style:font-weight-asian="normal" style:font-weight-complex="normal"/>
    </style:style>
    <style:style style:name="P7" style:family="paragraph" style:parent-style-name="Standard" style:list-style-name="L5">
      <loext:graphic-properties draw:fill="none"/>
      <style:paragraph-properties fo:line-height="150%" fo:background-color="transparent">
        <style:tab-stops>
          <style:tab-stop style:position="0.1854in"/>
        </style:tab-stops>
      </style:paragraph-properties>
      <style:text-properties style:text-underline-style="none" fo:font-weight="normal" officeooo:rsid="0015699d" officeooo:paragraph-rsid="00173d6d" style:font-weight-asian="normal" style:font-weight-complex="normal"/>
    </style:style>
    <style:style style:name="P8" style:family="paragraph" style:parent-style-name="Standard" style:list-style-name="L5">
      <loext:graphic-properties draw:fill="none"/>
      <style:paragraph-properties fo:line-height="150%" fo:background-color="transparent">
        <style:tab-stops>
          <style:tab-stop style:position="0.1854in"/>
        </style:tab-stops>
      </style:paragraph-properties>
      <style:text-properties style:text-underline-style="none" fo:font-weight="normal" officeooo:rsid="001d7231" officeooo:paragraph-rsid="001d7231" style:font-weight-asian="normal" style:font-weight-complex="normal"/>
    </style:style>
    <style:style style:name="P9" style:family="paragraph" style:parent-style-name="Standard" style:list-style-name="L5">
      <loext:graphic-properties draw:fill="none"/>
      <style:paragraph-properties fo:line-height="150%" fo:background-color="transparent">
        <style:tab-stops>
          <style:tab-stop style:position="0.1854in"/>
        </style:tab-stops>
      </style:paragraph-properties>
      <style:text-properties style:text-underline-style="none" fo:font-weight="normal" officeooo:rsid="001fd18b" officeooo:paragraph-rsid="001fd18b" style:font-weight-asian="normal" style:font-weight-complex="normal"/>
    </style:style>
    <style:style style:name="P10" style:family="paragraph" style:parent-style-name="Standard" style:list-style-name="L2">
      <style:paragraph-properties fo:line-height="150%"/>
      <style:text-properties style:text-underline-style="none" fo:font-weight="bold" officeooo:rsid="000be06e" officeooo:paragraph-rsid="000be06e" style:font-weight-asian="bold" style:font-weight-complex="bold"/>
    </style:style>
    <style:style style:name="P11" style:family="paragraph" style:parent-style-name="Standard" style:list-style-name="L2">
      <style:paragraph-properties fo:line-height="150%"/>
      <style:text-properties style:text-underline-style="none" fo:font-weight="bold" officeooo:rsid="000dbee9" officeooo:paragraph-rsid="000dbee9" style:font-weight-asian="bold" style:font-weight-complex="bold"/>
    </style:style>
    <style:style style:name="P12" style:family="paragraph" style:parent-style-name="Standard" style:list-style-name="L2">
      <style:paragraph-properties fo:line-height="150%"/>
      <style:text-properties style:text-underline-style="none" fo:font-weight="bold" officeooo:rsid="000f1c7b" officeooo:paragraph-rsid="000f1c7b" style:font-weight-asian="bold" style:font-weight-complex="bold"/>
    </style:style>
    <style:style style:name="P13" style:family="paragraph" style:parent-style-name="Standard" style:list-style-name="L2">
      <style:paragraph-properties fo:line-height="150%"/>
      <style:text-properties style:text-underline-style="none" fo:font-weight="bold" officeooo:rsid="0010198e" officeooo:paragraph-rsid="0010198e" style:font-weight-asian="bold" style:font-weight-complex="bold"/>
    </style:style>
    <style:style style:name="P14" style:family="paragraph" style:parent-style-name="Standard" style:list-style-name="L2">
      <style:paragraph-properties fo:line-height="150%"/>
      <style:text-properties style:text-underline-style="none" fo:font-weight="bold" officeooo:rsid="00101d1d" officeooo:paragraph-rsid="00139c2f" style:font-weight-asian="bold" style:font-weight-complex="bold"/>
    </style:style>
    <style:style style:name="P15" style:family="paragraph" style:parent-style-name="Standard" style:list-style-name="L4">
      <loext:graphic-properties draw:fill="none"/>
      <style:paragraph-properties fo:line-height="150%" fo:background-color="transparent">
        <style:tab-stops>
          <style:tab-stop style:position="0.1854in"/>
        </style:tab-stops>
      </style:paragraph-properties>
      <style:text-properties style:text-underline-style="none" fo:font-weight="bold" officeooo:rsid="00139c2f" officeooo:paragraph-rsid="00139c2f" style:font-weight-asian="bold" style:font-weight-complex="bold"/>
    </style:style>
    <style:style style:name="P16" style:family="paragraph" style:parent-style-name="Standard" style:list-style-name="L5">
      <loext:graphic-properties draw:fill="none"/>
      <style:paragraph-properties fo:line-height="150%" fo:background-color="transparent">
        <style:tab-stops>
          <style:tab-stop style:position="0.1854in"/>
        </style:tab-stops>
      </style:paragraph-properties>
      <style:text-properties style:text-underline-style="none" fo:font-weight="bold" officeooo:rsid="00173d6d" officeooo:paragraph-rsid="00173d6d" style:font-weight-asian="bold" style:font-weight-complex="bold"/>
    </style:style>
    <style:style style:name="P17" style:family="paragraph" style:parent-style-name="Standard">
      <loext:graphic-properties draw:fill="none"/>
      <style:paragraph-properties fo:line-height="150%" fo:background-color="transparent">
        <style:tab-stops>
          <style:tab-stop style:position="0.1854in"/>
        </style:tab-stops>
      </style:paragraph-properties>
      <style:text-properties style:text-underline-style="none" fo:font-weight="bold" officeooo:rsid="00186550" officeooo:paragraph-rsid="00186550" style:font-weight-asian="bold" style:font-weight-complex="bold"/>
    </style:style>
    <style:style style:name="P18" style:family="paragraph" style:parent-style-name="Standard" style:list-style-name="L3" style:master-page-name="">
      <loext:graphic-properties draw:fill="none"/>
      <style:paragraph-properties fo:line-height="150%" style:page-number="auto" fo:background-color="transparent">
        <style:tab-stops>
          <style:tab-stop style:position="0.1854in"/>
        </style:tab-stops>
      </style:paragraph-properties>
      <style:text-properties style:text-underline-style="none" fo:font-weight="normal" officeooo:rsid="00139c2f" officeooo:paragraph-rsid="00139c2f" style:font-weight-asian="normal" style:font-weight-complex="normal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c22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bee9" style:font-weight-asian="normal" style:font-weight-complex="normal"/>
    </style:style>
    <style:style style:name="T5" style:family="text">
      <style:text-properties fo:font-weight="normal" officeooo:rsid="0015699d" style:font-weight-asian="normal" style:font-weight-complex="normal"/>
    </style:style>
    <style:style style:name="T6" style:family="text">
      <style:text-properties fo:font-weight="normal" officeooo:rsid="00185eb4" style:font-weight-asian="normal" style:font-weight-complex="normal"/>
    </style:style>
    <style:style style:name="T7" style:family="text">
      <style:text-properties officeooo:rsid="000dbee9"/>
    </style:style>
    <style:style style:name="T8" style:family="text">
      <style:text-properties officeooo:rsid="001bc22f"/>
    </style:style>
    <style:style style:name="T9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874in" fo:min-width="1.4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4165in" fo:min-width="1.4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822in" fo:min-width="2.6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822in" fo:min-width="3.4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4224620" text:style-name="L1">
        <text:list-item>
          <text:p text:style-name="P1">If you are working in team then you must need a remote repository, remote repository is just like a file sharing server.</text:p>
        </text:list-item>
        <text:list-item>
          <text:p text:style-name="P1">This file sharing server could be made by yourself or we can use git online services like <text:span text:style-name="T1">github, gitlab, gitbucket </text:span><text:span text:style-name="T3">etc.</text:span></text:p>
        </text:list-item>
        <text:list-item>
          <text:p text:style-name="P2"><text:span text:style-name="T3">In this course we will </text:span><text:span text:style-name="T1">github </text:span><text:span text:style-name="T3">as our remote repository.</text:span></text:p>
        </text:list-item>
        <text:list-item>
          <text:p text:style-name="P3">While working on remote repository, you must know following commands</text:p>
        </text:list-item>
      </text:list>
      <text:list xml:id="list1474288091" text:style-name="L2">
        <text:list-item>
          <text:p text:style-name="P10">git push : <text:span text:style-name="T3">Once you made remote repository on git hub , you need to link it with your project repository. After linking conventional git cycle should be follow for commits , once commit is done , now you need to share your code to remote repository for which you </text:span><text:span text:style-name="T4">would use a command </text:span><text:span text:style-name="T7">git push</text:span><text:span text:style-name="T4">.</text:span></text:p>
        </text:list-item>
        <text:list-item>
          <text:p text:style-name="P11">git fetch : <text:span text:style-name="T3">if you want to fetch your team mate work from github , you will use command </text:span>git fetch<text:span text:style-name="T3">.</text:span></text:p>
        </text:list-item>
        <text:list-item>
          <text:p text:style-name="P11">git merge : <text:span text:style-name="T3">command git fetch will only fetch the team mate work , but you can not see it, so to add his work into yours, you will use a command </text:span>git merge<text:span text:style-name="T3">.</text:span></text:p>
        </text:list-item>
        <text:list-item>
          <text:p text:style-name="P12">git pull : <text:span text:style-name="T3">Instead of using git fetch and git merge, one can use a single command <text:s/></text:span>git pull <text:span text:style-name="T3">for both jobs.</text:span></text:p>
        </text:list-item>
        <text:list-item>
          <text:p text:style-name="P13">git remote -v : <text:span text:style-name="T3">This command will show to which and to how many remote repositories your local repository is linked.</text:span></text:p>
        </text:list-item>
        <text:list-item>
          <text:p text:style-name="P14">git remote show origin : <text:span text:style-name="T3">This command will show all the summary of your remote repository.</text:span></text:p>
        </text:list-item>
      </text:list>
      <text:list xml:id="list1282909904" text:style-name="L3">
        <text:list-item>
          <text:p text:style-name="P18">Remote repository works in two ways</text:p>
        </text:list-item>
      </text:list>
      <text:list xml:id="list4072071834" text:style-name="L4">
        <text:list-item>
          <text:p text:style-name="P4">first way is to create remote repository on git hub and then clone it to your local repository where you will start your project.</text:p>
        </text:list-item>
        <text:list-item>
          <text:p text:style-name="P15"><text:span text:style-name="T3">Second way is that you already have done the project and you want to publish it on github remote repository. </text:span><text:span text:style-name="T5">Now here scenario for pushing your changes </text:span><text:span text:style-name="T6">for the first time </text:span><text:span text:style-name="T5"><text:s/>is different from conventional pushing in cloning. </text:span></text:p>
          <text:p text:style-name="P15"><text:span text:style-name="T5"/></text:p>
        </text:list-item>
      </text:list>
      <text:p text:style-name="P17">NOTE: <text:s/>While publishing your repository, when you create remote repository, don't initialize it with READ-ME file, it will create conflict with your initial commit.</text:p>
      <text:p text:style-name="P17"/>
      <text:p text:style-name="P17"><text:span text:style-name="T3"/></text:p>
      <text:p text:style-name="P17"><text:span text:style-name="T3"/></text:p>
      <text:list xml:id="list151331893345490" text:continue-numbering="true" text:style-name="L4">
        <text:list-header>
          <text:p text:style-name="P5">Method for publishing project to remote repository is shown <text:s/>below</text:p>
        </text:list-header>
      </text:list>
      <text:p text:style-name="P6"><draw:custom-shape text:anchor-type="paragraph" draw:z-index="2" draw:name="Shape2" draw:style-name="gr3" draw:text-style-name="P19" svg:width="2.663in" svg:height="0.8224in" svg:x="4.0634in" svg:y="0.1508in"><text:p text:style-name="P19">COMMAND for Connecting<text:line-break/><text:span text:style-name="T1">Git remote add “name” <text:s/>“URL”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20" svg:width="1.5268in" svg:height="0.4614in" svg:x="2.1902in" svg:y="0.1709in"><text:p text:style-name="P20">Create Remote Rep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Shape1" draw:style-name="gr1" draw:text-style-name="P20" svg:width="1.4949in" svg:height="0.4295in" svg:x="0.3717in" svg:y="0.1709in"><text:p text:style-name="P19"><text:span text:style-name="T9">Create local Rep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6"><draw:line text:anchor-type="paragraph" draw:z-index="4" draw:name="Shape3" draw:style-name="gr5" draw:text-style-name="P19" svg:x1="1.8661in" svg:y1="0.1638in" svg:x2="2.1906in" svg:y2="0.1638in"><text:p/></draw:line><draw:line text:anchor-type="paragraph" draw:z-index="5" draw:name="Shape4" draw:style-name="gr5" draw:text-style-name="P19" svg:x1="3.7165in" svg:y1="0.1984in" svg:x2="4.1102in" svg:y2="0.1984in"><text:p/></draw:line></text:p>
      <text:p text:style-name="P6"/>
      <text:p text:style-name="P6"><draw:line text:anchor-type="paragraph" draw:z-index="6" draw:name="Shape5" draw:style-name="gr5" draw:text-style-name="P19" svg:x1="5.1402in" svg:y1="0.1102in" svg:x2="5.1291in" svg:y2="0.6413in"><text:p/></draw:line></text:p>
      <text:p text:style-name="P6"/>
      <text:p text:style-name="P6"><draw:custom-shape text:anchor-type="paragraph" draw:z-index="3" draw:name="Shape2" draw:style-name="gr4" draw:text-style-name="P19" svg:width="3.4157in" svg:height="0.8224in" svg:x="3.3689in" svg:y="0.0217in"><text:p text:style-name="P19">COMMAND Pushing First time<text:line-break/><text:span text:style-name="T1">git commit -u “remote repo name” “branch”</text:span>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list xml:id="list4204593967" text:style-name="L5">
        <text:list-item>
          <text:p text:style-name="P16"><text:span text:style-name="T3">The standard practice of pushing your changes on remote repository is to mention name of the repository and branch while pushing i.e. </text:span>git push origin master<text:span text:style-name="T3">. This is because you can have multiple remote repositories and there multiple branches on the same time.</text:span></text:p>
        </text:list-item>
        <text:list-item>
          <text:p text:style-name="P7"><text:span text:style-name="T8">When you conventionally clone your local repo to remote repo, git by default consider remote <text:s text:c="9"/>repo as </text:span><text:span text:style-name="T2">ORIGIN </text:span><text:span text:style-name="T8">and Branch as </text:span><text:span text:style-name="T2">MASTER</text:span><text:span text:style-name="T8">.</text:span></text:p>
        </text:list-item>
        <text:list-item>
          <text:p text:style-name="P8">Similarly you can also manage branches in remote repository by simply making branches in local repo and then push it to the remote , the standard practicing to push branch work to remote repo is <text:span text:style-name="T1">git push -u origin “branch name” </text:span></text:p>
        </text:list-item>
        <text:list-item>
          <text:p text:style-name="P9">Similar to branch push, we can also pull branches from remote repo through a command <text:span text:style-name="T1">git pull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7:13:42.247143276</meta:creation-date>
    <meta:generator>LibreOffice/6.0.7.3$Linux_X86_64 LibreOffice_project/00m0$Build-3</meta:generator>
    <dc:date>2020-04-21T15:10:56.570588448</dc:date>
    <meta:editing-duration>PT4H38M37S</meta:editing-duration>
    <meta:editing-cycles>19</meta:editing-cycles>
    <meta:document-statistic meta:table-count="0" meta:image-count="0" meta:object-count="0" meta:page-count="2" meta:paragraph-count="19" meta:word-count="475" meta:character-count="2583" meta:non-whitespace-character-count="2129"/>
  </office:meta>
</office:document-meta>
</file>